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Eras Medium ITC" svg:font-family="'Eras Medium ITC'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Eras Medium ITC1" svg:font-family="'Eras Medium ITC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rsid="0025d2a5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5d2a5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e018a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3fa9fe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1be5c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officeooo:rsid="0025d2a5" officeooo:paragraph-rsid="002cbb68" style:font-size-asian="9pt" style:font-size-complex="9pt"/>
    </style:style>
    <style:style style:name="P1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officeooo:rsid="0025d2a5" officeooo:paragraph-rsid="0025d2a5"/>
    </style:style>
    <style:style style:name="P12" style:family="paragraph" style:parent-style-name="Standard">
      <style:paragraph-properties fo:margin-left="0cm" fo:margin-right="0cm" fo:text-indent="0cm" style:auto-text-indent="false" style:writing-mode="page"/>
      <style:text-properties style:font-name="Arial1" fo:font-size="10.5pt" fo:language="zxx" fo:country="none" officeooo:paragraph-rsid="0047200c" style:font-name-asian="Times" style:font-size-asian="10.5pt" style:language-asian="zxx" style:country-asian="none" style:font-name-complex="Times" style:font-size-complex="10.5pt"/>
    </style:style>
    <style:style style:name="P13" style:family="paragraph" style:parent-style-name="UrbanBody">
      <style:text-properties officeooo:rsid="003daee9" officeooo:paragraph-rsid="003daee9"/>
    </style:style>
    <style:style style:name="P14" style:family="paragraph" style:parent-style-name="UrbanBody">
      <style:paragraph-properties fo:text-align="start" style:justify-single-word="false" style:snap-to-layout-grid="false"/>
      <style:text-properties style:font-name="Arial1" fo:font-size="12pt" officeooo:paragraph-rsid="004c0362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 style:writing-mode="page"/>
      <style:text-properties style:font-name="Arial1" fo:font-size="10.5pt" officeooo:paragraph-rsid="0047200c" style:font-size-asian="10.5pt" style:font-size-complex="10.5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1" fo:font-size="12pt" officeooo:paragraph-rsid="004c0362" style:font-size-asian="12pt" style:font-name-complex="Arial1" style:font-size-complex="12pt"/>
    </style:style>
    <style:style style:name="P17" style:family="paragraph" style:parent-style-name="Standard">
      <style:text-properties style:font-name="Arial1"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18a" style:font-weight-asian="bold"/>
    </style:style>
    <style:style style:name="T8" style:family="text">
      <style:text-properties fo:font-weight="bold" officeooo:rsid="002e7456" style:font-weight-asian="bold"/>
    </style:style>
    <style:style style:name="T9" style:family="text">
      <style:text-properties style:font-name="Arial1"/>
    </style:style>
    <style:style style:name="T10" style:family="text">
      <style:text-properties style:font-name-complex="Arial1"/>
    </style:style>
    <style:style style:name="T11" style:family="text">
      <style:text-properties fo:color="#ce181e" fo:language="zxx" fo:country="none" officeooo:rsid="0048cefa" fo:background-color="#fff200" loext:char-shading-value="0" style:font-name-asian="Times" style:language-asian="zxx" style:country-asian="none" style:font-name-complex="Times"/>
    </style:style>
    <style:style style:name="T12" style:family="text">
      <style:text-properties officeooo:rsid="002a23e8"/>
    </style:style>
    <style:style style:name="T13" style:family="text">
      <style:text-properties fo:font-weight="normal" officeooo:rsid="00362119" style:font-weight-asian="normal" style:font-weight-complex="normal"/>
    </style:style>
    <style:style style:name="T14" style:family="text">
      <style:text-properties officeooo:rsid="0041be5c"/>
    </style:style>
    <style:style style:name="T15" style:family="text">
      <style:text-properties officeooo:rsid="0041c997"/>
    </style:style>
    <style:style style:name="T16" style:family="text">
      <style:text-properties officeooo:rsid="00436cf0"/>
    </style:style>
    <style:style style:name="T17" style:family="text">
      <style:text-properties fo:language="zxx" fo:country="none" style:font-name-asian="Times" style:language-asian="zxx" style:country-asian="none" style:font-name-complex="Times"/>
    </style:style>
    <style:style style:name="T18" style:family="text">
      <style:text-properties fo:language="zxx" fo:country="none" officeooo:rsid="001f36b5" style:font-name-asian="Times" style:language-asian="zxx" style:country-asian="none" style:font-name-complex="Times"/>
    </style:style>
    <style:style style:name="T19" style:family="text">
      <style:text-properties fo:language="zxx" fo:country="none" officeooo:rsid="004b3c67" style:font-name-asian="Times" style:language-asian="zxx" style:country-asian="none" style:font-name-complex="Times"/>
    </style:style>
    <style:style style:name="T20" style:family="text">
      <style:text-properties fo:language="zxx" fo:country="none" style:font-name-asian="Times" style:language-asian="zxx" style:country-asian="none" style:font-name-complex="Arial1"/>
    </style:style>
    <style:style style:name="T21" style:family="text">
      <style:text-properties officeooo:rsid="004b3c67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Cadre2" text:anchor-type="paragraph" svg:x="0cm" svg:y="0cm" svg:width="7.13cm" draw:z-index="1"><draw:text-box fo:min-height="5.23cm"><text:p text:style-name="P1"><office:annotation><dc:creator>Gauthier Bastien</dc:creator><dc:date>2011-01-13T14:56:41</dc:date><text:p text:style-name="P18"><text:span text:style-name="T22">do text</text:span></text:p><text:p text:style-name="P18"><text:span text:style-name="T22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3.24cm" draw:z-index="0"><draw:text-box><text:p text:style-name="P14"><text:span text:style-name="T10"><text:text-input text:description="Demandeurs">self.getArchitects()[0].getPersonTitleValue()</text:text-input></text:span><text:span text:style-name="T10"><text:s/></text:span><text:span text:style-name="T10"><text:text-input text:description="Demandeurs">self.getArchitects()[0].getName2()</text:text-input></text:span><text:span text:style-name="T10"><text:s/></text:span><text:span text:style-name="T10"><text:text-input text:description="Demandeurs">self.getArchitects()[0].getName1()</text:text-input></text:span></text:p><text:p text:style-name="P16">Architecte</text:p><text:p text:style-name="P16"><text:text-input text:description="Demandeurs">self.getArchitects()[0].getStreet()</text:text-input><text:s/>n°<text:text-input text:description="Demandeurs">self.getArchitects()[0].getNumber()</text:text-input></text:p><text:p text:style-name="P16"><text:span text:style-name="T4"><text:text-input text:description="Demandeurs">self.getArchitects()[0].getZipcode()</text:text-input></text:span><text:span text:style-name="T4"><text:s text:c="2"/></text:span><text:span text:style-name="T4"><text:text-input text:description="Demandeurs">self.getArchitects()[0].getCity()</text:text-input></text:span><text:span text:style-name="T4"><text:s/></text:span></text:p><text:p text:style-name="P17"/><text:p text:style-name="Standard"/><text:p text:style-name="P2"><office:annotation><dc:creator>Gauthier Bastien</dc:creator><dc:date>2011-02-17T09:18:17</dc:date><text:p text:style-name="P18"><text:span text:style-name="T25">do text if self.hasMultipleApplicants()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/>
      <text:p text:style-name="P11">Demande de plans modificatifs</text:p>
      <text:p text:style-name="P5"/>
      <text:p text:style-name="P5"/>
      <text:p text:style-name="P10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6"><office:annotation><dc:creator>Gauthier Bastien</dc:creator><dc:date>2011-01-13T14:56:41</dc:date><text:p text:style-name="P18"><text:span text:style-name="T22">do text</text:span></text:p><text:p text:style-name="P18"><text:span text:style-name="T22">from document(at=reference, format='odt')</text:span></text:p></office:annotation>Import depuis reference.odt</text:p>
      <text:p text:style-name="P4"/>
      <text:p text:style-name="P6"><office:annotation><dc:creator>Gauthier Bastien</dc:creator><dc:date>2011-02-16T16:12:24</dc:date><text:p text:style-name="P18"><text:span text:style-name="T24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3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7"><text:span text:style-name="T6">Situation :</text:span><text:span text:style-name="T5"> </text:span><text:span text:style-name="T5"><text:text-input text:description="Situation des travaux">self.getWorkLocationSignaletic()</text:text-input></text:span><text:span text:style-name="T5"><text:s/>- </text:span><text:span text:style-name="T7">Cadastr</text:span><text:span text:style-name="T8">é </text:span><text:span text:style-name="T7">: </text:span><text:span text:style-name="T7"><text:text-input text:description="Bien-Parcelles">licence_view.get_parcels()</text:text-input></text:span></text:p>
      <text:p text:style-name="P6"/>
      <text:p text:style-name="P8"><text:tab/><text:text-input text:description="Titre du demandeur">self.getArchitects()[0].getPersonTitleValue()</text:text-input>,</text:p>
      <text:p text:style-name="P6"/>
      <text:p text:style-name="P15"><text:span text:style-name="T18">Nous avons l'honneur de vous informer que la Collège communal a marqué son accord sur le dépôt des plans modificatifs relatifs à </text:span><text:span text:style-name="T19">la</text:span><text:span text:style-name="T18"> demande de permis d'urbanisme </text:span><text:span text:style-name="T19">de votre client</text:span><text:span text:style-name="T18">.</text:span></text:p>
      <text:p text:style-name="P6"/>
      <text:p text:style-name="P9"><text:tab/><text:span text:style-name="T9">Nous restons à votre disposition pour tout renseignement complémentaire et vous prions d’agréer,</text:span> <text:text-input text:description="Titre du demandeur">self.getArchitects()[0].getPersonTitleValue()</text:text-input>, <text:span text:style-name="T14">nos sincères salutations</text:span>.</text:p>
      <text:p text:style-name="P4"/>
      <text:p text:style-name="P4"><text:span text:style-name="T12">Fait à </text:span><text:span text:style-name="T12"><text:text-input text:description="">tool.getCityName()</text:text-input></text:span><text:span text:style-name="T12"><text:s/>le </text:span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Eras Medium ITC" svg:font-family="'Eras Medium ITC'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Eras Medium ITC1" svg:font-family="'Eras Medium ITC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8T10:33:02.029539971</dc:date>
    <dc:language>fr-FR</dc:language>
    <meta:editing-cycles>106</meta:editing-cycles>
    <meta:editing-duration>P1DT8H12M5S</meta:editing-duration>
    <dc:creator>bleybaert</dc:creator>
    <meta:document-statistic meta:table-count="0" meta:image-count="0" meta:object-count="0" meta:page-count="1" meta:paragraph-count="18" meta:word-count="137" meta:character-count="1211" meta:non-whitespace-character-count="1129"/>
    <meta:user-defined meta:name="Info 1"/>
    <meta:user-defined meta:name="Info 2"/>
    <meta:user-defined meta:name="Info 3"/>
    <meta:user-defined meta:name="Info 4"/>
  </office:meta>
</office:document-meta>
</file>